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103.22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43.67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0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3" table:default-cell-style-name="ce9"/>
        <table:table-column table:style-name="co24" table:default-cell-style-name="ce9"/>
        <table:table-column table:style-name="co2" table:number-columns-repeated="1002" table:default-cell-style-name="ce9"/>
        <table:table-column table:style-name="co22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axe_c, 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3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ven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2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ven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ven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ven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ven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ven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4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infantry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tld_tunic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hunting_bow,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dor_arrows,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 office:value-type="string" calcext:value-type="string">
            <text:p>itm_shortened_spear,itm_gondor_javelin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6" office:value-type="string" calcext:value-type="string">
            <text:p>itm_pelargir_eket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3"/>
          <table:table-cell table:style-name="ce3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3"/>
          <table:table-cell table:style-name="ce3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light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6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3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throw_2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pear,</text:p>
          </table:table-cell>
          <table:table-cell table:style-name="ce16" office:value-type="string" calcext:value-type="string">
            <text:p>itm_khand_mace1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</text:p>
          </table:table-cell>
          <table:table-cell table:style-name="ce16" office:value-type="string" calcext:value-type="string">
            <text:p>itm_khand_tulwar,itm_khand_mace1,itm_tab_shield_small_roun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table:number-columns-repeated="2"/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/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/>
          <table:table-cell table:style-name="ce25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itm_khand_helmet_b4,itm_khand_helmet_d2,</text:p>
          </table:table-cell>
          <table:table-cell table:style-name="ce16" office:value-type="string" calcext:value-type="string">
            <text:p>itm_khand_med_lam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b2,itm_khand_helmet_d1,itm_khand_helmet_d3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itm_khand_helmet_e3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2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2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2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" calcext:value-type="string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b,itm_orc_shield_a,itm_moria_orc_shield_b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.00.0000</text:date>, <text:time style:data-style-name="N2" text:time-value="09:52:57.5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7-09T09:55:49.777000000</dc:date>
    <meta:editing-cycles>210</meta:editing-cycles>
    <meta:editing-duration>PT4H23M56S</meta:editing-duration>
    <meta:document-statistic meta:table-count="2" meta:cell-count="6705" meta:object-count="0"/>
  </office:meta>
</office:document-meta>
</file>